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13c727" officeooo:paragraph-rsid="004e76d5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6" style:family="paragraph" style:parent-style-name="Preformatted_20_Text">
      <style:paragraph-properties fo:text-align="center" style:justify-single-word="false"/>
      <style:text-properties fo:font-size="15pt" officeooo:rsid="00449a61" officeooo:paragraph-rsid="00449a61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619a59" officeooo:paragraph-rsid="00619a59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officeooo:rsid="00626bfc" officeooo:paragraph-rsid="00626bfc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5423b6" officeooo:paragraph-rsid="005423b6" style:font-size-asian="15pt" style:font-size-complex="15pt"/>
    </style:style>
    <style:style style:name="T1" style:family="text">
      <style:text-properties officeooo:rsid="003e9b1c"/>
    </style:style>
    <style:style style:name="T2" style:family="text">
      <style:text-properties officeooo:rsid="00484feb"/>
    </style:style>
    <style:style style:name="T3" style:family="text">
      <style:text-properties officeooo:rsid="004a11a8"/>
    </style:style>
    <style:style style:name="T4" style:family="text">
      <style:text-properties style:text-position="super 58%" officeooo:rsid="00502c2a"/>
    </style:style>
    <style:style style:name="T5" style:family="text">
      <style:text-properties style:text-position="super 58%" officeooo:rsid="00564e2a"/>
    </style:style>
    <style:style style:name="T6" style:family="text">
      <style:text-properties style:text-position="0% 100%" officeooo:rsid="00502c2a"/>
    </style:style>
    <style:style style:name="T7" style:family="text">
      <style:text-properties style:text-position="0% 100%" officeooo:rsid="00564e2a"/>
    </style:style>
    <style:style style:name="T8" style:family="text">
      <style:text-properties style:text-position="0% 100%" officeooo:rsid="005fed96"/>
    </style:style>
    <style:style style:name="T9" style:family="text">
      <style:text-properties style:text-position="0% 100%" officeooo:rsid="0064f069"/>
    </style:style>
    <style:style style:name="T10" style:family="text">
      <style:text-properties officeooo:rsid="005106a2"/>
    </style:style>
    <style:style style:name="T11" style:family="text">
      <style:text-properties officeooo:rsid="0051e549"/>
    </style:style>
    <style:style style:name="T12" style:family="text">
      <style:text-properties officeooo:rsid="0051fc6f"/>
    </style:style>
    <style:style style:name="T13" style:family="text">
      <style:text-properties officeooo:rsid="0052ca55"/>
    </style:style>
    <style:style style:name="T14" style:family="text">
      <style:text-properties officeooo:rsid="0055ca2d"/>
    </style:style>
    <style:style style:name="T15" style:family="text">
      <style:text-properties officeooo:rsid="006731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1</text:p>
      <text:p text:style-name="P6">IKIBIR</text:p>
      <text:p text:style-name="P2"/>
      <text:p text:style-name="P9">Problem</text:p>
      <text:p text:style-name="P3"><text:tab/><text:span text:style-name="T3">Basamakları sadece 2 ve 1’lerden oluşan onluk tabandaki sayıların kümesine A diyelim.</text:span></text:p>
      <text:p text:style-name="P3"><text:span text:style-name="T3"><text:tab/>p ve q diye iki sayı verildiğinde A’nın içindeki p basamaklı sayılardan 2</text:span><text:span text:style-name="T4">q</text:span><text:span text:style-name="T6">’ya tam bölünen en küçük ve en büyük sayıları bastırınız.</text:span></text:p>
      <text:p text:style-name="P2"/>
      <text:p text:style-name="P9">Input</text:p>
      <text:p text:style-name="P2"><text:tab/><text:span text:style-name="T10">Input birden fazla testten oluşacaktır. Inputun ilk satırı test sayısını verir.(T)</text:span></text:p>
      <text:p text:style-name="P2"><text:tab/><text:span text:style-name="T11">Sonraki her satırda p q ikilisi verilir.</text:span></text:p>
      <text:p text:style-name="P2"><text:tab/><text:span text:style-name="T12">1 &lt;= T &lt;= 300</text:span></text:p>
      <text:p text:style-name="P2"><text:tab/><text:span text:style-name="T13">1 &lt;= p,q &lt;= 17</text:span></text:p>
      <text:p text:style-name="P2"/>
      <text:p text:style-name="P12">Output</text:p>
      <text:p text:style-name="P2"><text:tab/><text:span text:style-name="T14">Her test için başta “Case #:” şeklinde case numarasını basınız. Sonrasında A’nın içindeki p basamaklı 2</text:span><text:span text:style-name="T5">q</text:span><text:span text:style-name="T7">’ya tam bölünen en küçük ve en büyük sayıyı aralarında bir boşlukla bastırınız. </text:span><text:span text:style-name="T8">Eğer bölünen bir sayı varsa sadece onu bastırınız. Eğer bölünen hiç bir sayı yoksa “impossible” bastırınız. </text:span><text:span text:style-name="T9">(Örnek outputu inceleyin.)</text:span></text:p>
      <text:p text:style-name="P2"/>
      <text:p text:style-name="P2"/>
      <text:p text:style-name="P10">Örnek Input</text:p>
      <text:p text:style-name="P7">3</text:p>
      <text:p text:style-name="P7">3 3</text:p>
      <text:p text:style-name="P7">4 3</text:p>
      <text:p text:style-name="P7">2 3</text:p>
      <text:p text:style-name="P4"/>
      <text:p text:style-name="P10">Örnek Output</text:p>
      <text:p text:style-name="P8">Case 1: 112</text:p>
      <text:p text:style-name="P8">Case 2: 1112 2112</text:p>
      <text:p text:style-name="P8">Case 3: impossible</text:p>
      <text:p text:style-name="P2"/>
      <text:p text:style-name="P11">Time Limit</text:p>
      <text:p text:style-name="P5">C/C++/<text:span text:style-name="T1">Java</text:span>: <text:span text:style-name="T15">2 saniye, Python: 4 saniy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9:19:10.186528912</dc:date>
    <meta:editing-duration>PT1H41S</meta:editing-duration>
    <meta:editing-cycles>52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147" meta:character-count="872" meta:non-whitespace-character-count="741"/>
  </office:meta>
</office:document-meta>
</file>